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aecf00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Courier" style:font-family-generic="modern" style:font-pitch="fixed" fo:font-size="10pt" style:font-size-asian="10pt" style:font-size-complex="10pt"/>
    </style:style>
    <style:style style:name="T4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302cm" svg:height="1.527cm" svg:x="1.254cm" svg:y="2.394cm">
          <text:p text:style-name="P1"><text:span text:style-name="T1">WebApp</text:span></text:p>
          <text:p text:style-name="P1"><text:span text:style-name="T2"/></text:p>
          <text:p text:style-name="P1"><text:span text:style-name="T3">/Import.html</text:span></text:p>
        </draw:rect>
        <draw:rect draw:style-name="gr2" draw:text-style-name="P1" draw:layer="layout" svg:width="4.318cm" svg:height="2.413cm" svg:x="5.191cm" svg:y="4.81cm">
          <text:p text:style-name="P1"><text:span text:style-name="T1">Train Map</text:span></text:p>
          <text:p text:style-name="P1"><text:span text:style-name="T2"/></text:p>
          <text:p text:style-name="P1"><text:span text:style-name="T3">lines.csv</text:span></text:p>
          <text:p text:style-name="P1"><text:span text:style-name="T3">routes.csv</text:span></text:p>
          <text:p text:style-name="P1"><text:span text:style-name="T3">stations.csv</text:span></text:p>
        </draw:rect>
        <draw:rect draw:style-name="gr3" draw:text-style-name="P2" draw:layer="layout" svg:width="4.826cm" svg:height="2.413cm" svg:x="10.144cm" svg:y="4.81cm">
          <text:p text:style-name="P2"><text:span text:style-name="T1">Graph DB</text:span></text:p>
        </draw:rect>
        <draw:custom-shape draw:style-name="gr4" draw:text-style-name="P3" draw:layer="layout" svg:width="0.608cm" svg:height="0.889cm" svg:x="7.096cm" svg:y="3.921cm">
          <text:p/>
          <draw:enhanced-geometry svg:viewBox="0 0 21600 21600" draw:text-areas="?f0 0 ?f2 ?f5" draw:type="down-arrow" draw:modifiers="10484.4943820225 6256.356487549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13.716cm" svg:height="0.89cm" svg:x="1.254cm" svg:y="1.253cm">
          <text:p text:style-name="P2"><text:span text:style-name="T4">Web Interface</text:span></text:p>
          <draw:enhanced-geometry svg:viewBox="0 0 21600 21600" draw:path-stretchpoint-x="10800" draw:path-stretchpoint-y="10800" draw:text-areas="?f3 ?f4 ?f5 ?f6" draw:type="round-rectangle" draw:modifiers="7047.45762711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4.313cm" svg:height="1.524cm" svg:x="5.196cm" svg:y="2.397cm">
          <text:p text:style-name="P1"><text:span text:style-name="T1">FileUpload Method</text:span></text:p>
          <text:p text:style-name="P1"><text:span text:style-name="T2"/></text:p>
          <text:p text:style-name="P1"><text:span text:style-name="T3">/api/files/upload</text:span></text:p>
        </draw:rect>
        <draw:custom-shape draw:style-name="gr4" draw:text-style-name="P3" draw:layer="layout" svg:width="0.635cm" svg:height="0.762cm" svg:x="4.556cm" svg:y="2.778cm">
          <text:p/>
          <draw:enhanced-geometry svg:viewBox="0 0 21600 21600" draw:text-areas="0 ?f0 ?f5 ?f2" draw:type="right-arrow" draw:modifiers="9271.69811320755 6850.851900393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4.826cm" svg:height="1.524cm" svg:x="10.144cm" svg:y="2.397cm">
          <text:p text:style-name="P2"><text:span text:style-name="T1">REST Web Service</text:span></text:p>
        </draw:rect>
        <draw:custom-shape draw:style-name="gr4" draw:text-style-name="P3" draw:layer="layout" svg:width="0.635cm" svg:height="0.762cm" svg:x="9.509cm" svg:y="5.572cm">
          <text:p/>
          <draw:enhanced-geometry svg:viewBox="0 0 21600 21600" draw:text-areas="0 ?f0 ?f5 ?f2" draw:type="right-arrow" draw:modifiers="9271.69811320755 6850.851900393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0.635cm" svg:height="0.889cm" svg:x="12.276cm" svg:y="3.921cm">
          <text:p/>
          <draw:enhanced-geometry svg:viewBox="0 0 21600 21600" draw:text-areas="?f0 ?f8 ?f2 ?f9" draw:type="up-down-arrow" draw:modifiers="6879.16120576671 6033.0448465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018cm" fo:page-height="9.3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menso</meta:initial-creator>
    <meta:creation-date>2014-04-18T15:53:08</meta:creation-date>
    <dc:date>2014-04-20T20:08:45</dc:date>
    <dc:creator>David Momenso</dc:creator>
    <meta:editing-duration>PT49M29S</meta:editing-duration>
    <meta:editing-cycles>15</meta:editing-cycles>
    <meta:generator>OpenOffice/4.0.1$Unix OpenOffice.org_project/401m5$Build-9714</meta:generator>
    <meta:document-statistic meta:object-count="10"/>
  </office:meta>
</office:document-meta>
</file>